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style:text-underline-type="single" style:text-underline-style="solid"/>
    </style:style>
  </office:automatic-styles>
  <office:body>
    <office:text>
      <text:p text:style-name="Normal"><text:span text:style-name="T1">Rust y Libra</text:span></text:p>
      <text:p text:style-name="Normal">28/10/2019 By <text:span text:style-name="T2">Alvaro Ruiz</text:span> </text:p>
      <text:p text:style-name="Normal">La elección del lenguaje de programación de un nuevo proyecto es siempre un tema importante. En el caso de Libra, por su carácter monetario, esta decisión es si cabe más crítica.</text:p>
      <text:p text:style-name="Normal">El equipo técnico detrás de Libra decidió favorecer Rust para este trabajo por encima de otros lenguajes más populares para proyectos grandes como C (en cualquiera de sus variantes) o Java. Otros proyectos similares se habían decantado por C aunque proporcionando también librerías en otros lenguajes más populares como Javascript, Go o Python.</text:p>
      <text:p text:style-name="Normal">Elegir Rust a nivel de código, como veremos en este articulo tiene todo el sentido aunque lo cierto es que es un lenguaje que esta en proceso de crecimiento y no es común encontrarlo en software de producción. Esto se espera que cambie según los programadores de objetos vayan aceptando que la programación funcional es programación y el resto es literatura con puntos y comas. Bromas, aparte, la programación funcional permite tener 2 características muy importantes para un proyecto como Libra.</text:p>
      <text:p text:style-name="Normal">– Certeza matemática de la consistencia de la lógica del código</text:p>
      <text:p text:style-name="Normal">– Un mantenimiento mucho mas sencillo del código final</text:p>
      <text:p text:style-name="Normal">Pero más allá de la familia del lenguaje en cuestión ¿qué hace de Rust un lenguaje adecuado para una criptomoneda?</text:p>
      <text:p text:style-name="Normal">Rust es, por simplificarlo un poco, un C++ con mechas de Haskell. Esta combinación proporciona una de las características mas interesantes para un ecosistema de que maneja dinero. Las funciones en Rust son funciones puras, es decir, las definiciones de funciones deben tener sentido en sí mismas, del mismo modo que la demostración de un corolario matemático no tira de convenciones si no que especifica los axiomas de los que parte y llega a un conclusión con la lógica del propio sistema. En este sentido es muy llamativo cómo las funciones en Rust, mismo en el propio código con es que se describen, recuerdan a proposiciones matemáticas.</text:p>
      <text:p text:style-name="Normal">(img – ejemplo de declaración de fn xxxx type -&gt; type -&gt; typeResult)</text:p>
      <text:p text:style-name="Normal">La otra ventaja critica que hace de Rust un magnifica elección es el tratamiento que hace de la información. En este sentido hay que comentar dos características.</text:p>
      <text:p text:style-name="Normal">Primero la inmutabilidad de las variables ¿No puedes cambiar variables?¿Como va a ser invariable una variable? Bien, bueno,… en realidad en Rust se habla de variables estáticas, parece un juego contradictorio de palabras pero la explicación está en cómo Rust gestiona la memoria. Rust guarda los valores que declares en un lugar concreto y éste no puede cambiar, lo puedes referenciar y manipular la referencia. En este sentido en Rust para que una variable sea variable debe declararse como “mutable”.</text:p>
      <text:p text:style-name="Normal">Por ultimo, y aunque no sea una novedad para muchos programadores en otros lenguajes, los tipos de datos son estrictos. Todo dato debe tener un tipo asociado en el momento de la creación. Se considera una buena práctica que las declaraciones de variable indicando su tipo se haga en todo caso aunque Rust  hace un buen trabajo generalmente definiendo tipos si el programador no lo hace. Si bien ésto es un poco ir al contrario de la corriente sobre todo en programación web donde casi cualquier cosa vale, un paso hacia los orígenes, es de particular relevancia para un software que no queremos que manosee más de lo necesario ni corrompa un dato que en ultima instancia es el dinero de alguie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